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 fo:padding="0in" fo:border="none" style:shadow="none"/>
    </style:style>
    <style:style style:name="P2" style:family="paragraph" style:parent-style-name="Table_20_Contents">
      <style:paragraph-properties fo:text-align="center" style:justify-single-word="false" fo:padding="0in" fo:border="none" style:shadow="non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style:font-name="Nimbus Roman No9 L"/>
    </style:style>
    <style:style style:name="P5" style:family="paragraph" style:parent-style-name="Text_20_body">
      <style:text-properties style:font-name="Nimbus Roman No9 L" fo:font-weight="normal" style:font-weight-asian="normal" style:font-weight-complex="normal"/>
    </style:style>
    <style:style style:name="P6" style:family="paragraph" style:parent-style-name="Text_20_body">
      <style:text-properties style:font-name="Courier 10 Pitch"/>
    </style:style>
    <style:style style:name="P7" style:family="paragraph" style:parent-style-name="Text_20_body">
      <style:text-properties fo:font-weight="bold" style:font-weight-asian="bold" style:font-weight-complex="bold"/>
    </style:style>
    <style:style style:name="P8" style:family="paragraph" style:parent-style-name="Text_20_body">
      <style:text-properties fo:font-weight="normal" style:font-weight-asian="normal" style:font-weight-complex="normal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2">
      <style:text-properties fo:font-style="normal" style:font-style-asian="normal" style:font-style-complex="normal"/>
    </style:style>
    <style:style style:name="P12" style:family="paragraph" style:parent-style-name="Text_20_body" style:list-style-name="L4">
      <style:text-properties style:font-name="Courier 10 Pitch"/>
    </style:style>
    <style:style style:name="P13" style:family="paragraph" style:parent-style-name="Text_20_body" style:list-style-name="L5">
      <style:text-properties style:font-name="Courier 10 Pitch"/>
    </style:style>
    <style:style style:name="P14" style:family="paragraph" style:parent-style-name="Text_20_body" style:list-style-name="L7">
      <style:text-properties style:font-name="Courier 10 Pitch"/>
    </style:style>
    <style:style style:name="P15" style:family="paragraph" style:parent-style-name="Text_20_body" style:list-style-name="L8">
      <style:text-properties style:font-name="Courier 10 Pitch"/>
    </style:style>
    <style:style style:name="P16" style:family="paragraph" style:parent-style-name="Text_20_body" style:list-style-name="L9">
      <style:text-properties style:font-name="Courier 10 Pitch"/>
    </style:style>
    <style:style style:name="P17" style:family="paragraph" style:parent-style-name="Text_20_body" style:list-style-name="L10">
      <style:text-properties style:font-name="Courier 10 Pitch"/>
    </style:style>
    <style:style style:name="P18" style:family="paragraph" style:parent-style-name="Text_20_body" style:list-style-name="L11">
      <style:text-properties style:font-name="Courier 10 Pitch"/>
    </style:style>
    <style:style style:name="P19" style:family="paragraph" style:parent-style-name="Text_20_body" style:list-style-name="L12">
      <style:text-properties style:font-name="Courier 10 Pitch"/>
    </style:style>
    <style:style style:name="P20" style:family="paragraph" style:parent-style-name="Text_20_body" style:list-style-name="L13">
      <style:text-properties style:font-name="Courier 10 Pitch"/>
    </style:style>
    <style:style style:name="P21" style:family="paragraph" style:parent-style-name="Text_20_body" style:list-style-name="L14">
      <style:text-properties style:font-name="Courier 10 Pitch"/>
    </style:style>
    <style:style style:name="P22" style:family="paragraph" style:parent-style-name="Text_20_body" style:list-style-name="L6"/>
    <style:style style:name="P23" style:family="paragraph" style:parent-style-name="Text_20_body" style:list-style-name="L7"/>
    <style:style style:name="P24" style:family="paragraph" style:parent-style-name="Text_20_body">
      <style:text-properties fo:font-weight="bold" style:font-weight-asian="bold" style:font-weight-complex="bold"/>
    </style:style>
    <style:style style:name="P25" style:family="paragraph" style:parent-style-name="Text_20_body" style:list-style-name="L3">
      <style:paragraph-properties fo:margin-left="1.4772in" fo:margin-right="0in" fo:text-indent="0in" style:auto-text-indent="false"/>
    </style:style>
    <style:style style:name="P26" style:family="paragraph" style:parent-style-name="Text_20_body" style:list-style-name="L3">
      <style:paragraph-properties fo:margin-left="1.4772in" fo:margin-right="0in" fo:text-indent="0in" style:auto-text-indent="false"/>
      <style:text-properties fo:font-style="italic" style:font-style-asian="italic" style:font-style-complex="italic"/>
    </style:style>
    <style:style style:name="P27" style:family="paragraph" style:parent-style-name="Text_20_body" style:list-style-name="L3">
      <style:paragraph-properties fo:margin-left="1.4772in" fo:margin-right="0in" fo:text-indent="0in" style:auto-text-indent="false"/>
      <style:text-properties fo:font-style="normal" style:font-style-asian="normal" style:font-style-complex="normal"/>
    </style:style>
    <style:style style:name="P28" style:family="paragraph" style:parent-style-name="Heading_20_1" style:master-page-name="Right_20_Page">
      <style:paragraph-properties style:page-number="auto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Courier 10 Pitch"/>
    </style:style>
    <style:style style:name="T3" style:family="text">
      <style:text-properties style:font-name="Nimbus Roman No9 L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alphabetical-index-mark-start text:id="IMark46912909874384"/>Building Enstore<text:alphabetical-index-mark-end text:id="IMark46912909874384"/></text:h>
      <text:p text:style-name="Text_20_body">These are the instructions for building Enstore. <text:s/>The following assume that the following things have already been setup in the build environment. <text:s/>Remember to export or setenv them.</text:p>
      <text:list xml:id="list1922805803" text:style-name="L1">
        <text:list-item>
          <text:p text:style-name="P9">ENSTORE_DEVEL_DIR=&lt;path&gt;</text:p>
        </text:list-item>
        <text:list-item>
          <text:p text:style-name="P9">ENSTORE_DIR=${ENSTORE_DEVEL_DIR}/enstore</text:p>
        </text:list-item>
        <text:list-item>
          <text:p text:style-name="P9">CVSROOT=hppccvs@cdcvs.fnal.gov:/cvs/hppc</text:p>
        </text:list-item>
        <text:list-item>
          <text:p text:style-name="P9">CVS_RSH=ssh</text:p>
        </text:list-item>
        <text:list-item>
          <text:p text:style-name="P9">SWIG_DIR=${ENSTORE_DEVEL_DIR}/swig/v1_1_883<text:line-break/>Swig 1.3, which most Linux distributions ship with these days, has issues with building the ftt wrappers. <text:s/>It will work, but the mover will output a lot of false warning messages about memory leaks.</text:p>
        </text:list-item>
        <text:list-item>
          <text:p text:style-name="P9">PYTHON_DIR=&lt;path&gt;</text:p>
        </text:list-item>
        <text:list-item>
          <text:p text:style-name="P9">PYTHONINC=${PYTHON_DIR}/include/python2.6</text:p>
        </text:list-item>
        <text:list-item>
          <text:p text:style-name="P9">PYTHONLIB=${PYTHON_DIR}/lib/python2.6</text:p>
        </text:list-item>
        <text:list-item>
          <text:p text:style-name="P9">POSTGRES_DIR=&lt;path&gt;</text:p>
        </text:list-item>
        <text:list-item>
          <text:p text:style-name="P9">HTMLGEN_DIR=${ENSTORE_DIR}/HTMLgen</text:p>
        </text:list-item>
        <text:list-item>
          <text:p text:style-name="P9">INSTALL_DIR=${ENSTORE_DEVEL_DIR}/products</text:p>
        </text:list-item>
        <text:list-item>
          <text:p text:style-name="P9">PYTHONPATH=${ENSTORE_DIR}/src<text:line-break/>PYTHONPATH=${PYTHONPATH}:${ENSTORE_DIR}/modules<text:line-break/>PYTHONPATH=${PYTHONPATH}:${HTMLGEN_DIR}<text:line-break/>if [ -d ${ENSTORE_DIR}/PyGreSQL ]; then<text:line-break/> PYTHONPATH=$PYTHONPATH:{ENSTORE_DIR}/PyGreSQL;<text:line-break/> export PYTHONPATH<text:line-break/>fi</text:p>
        </text:list-item>
        <text:list-item>
          <text:p text:style-name="P9">ACI_DIR=&lt;path&gt;<text:line-break/>This is only needed for ADIC media changers.</text:p>
        </text:list-item>
        <text:list-item>
          <text:p text:style-name="P9">FTT_DIR=&lt;path&gt;<text:line-break/>This is only needed if building enstore. <text:s/>If just building encp this is not required.</text:p>
        </text:list-item>
        <text:list-item>
          <text:p text:style-name="P9">ENSTORE_CONFIG_HOST=&lt;hostname&gt;<text:line-break/>Set this to point to the configuration server of choice.</text:p>
        </text:list-item>
        <text:list-item>
          <text:p text:style-name="P9">ENSTORE_CONFIG_PORT=7500</text:p>
        </text:list-item>
      </text:list>
      <text:p text:style-name="P7">Setting the environment in the Fermi AFS build area:</text:p>
      <text:p text:style-name="P5">All of these steps have been put into the <text:line-break/><text:soft-page-break/>/afs/fnal.gov/files/code/enstore/PRODUCTS/COMMON/setup.[c]sh<text:line-break/>C shell and Bourne shell compatible scripts. <text:s/>Just source them to get the environment.</text:p>
      <text:h text:style-name="Heading_20_2" text:outline-level="2">Building <text:alphabetical-index-mark-start text:id="IMark46912909874384"/>Enstore <text:alphabetical-index-mark-start text:id="IMark46912913935288"/>Python<text:alphabetical-index-mark-end text:id="IMark46912913935288"/><text:alphabetical-index-mark-end text:id="IMark46912909874384"/></text:h>
      <text:list xml:id="list2025813255" text:style-name="L2">
        <text:list-item>
          <text:p text:style-name="P10">First, modify the Modules/Setup.dist file. <text:s/>Here are the changes that need to be made are to enable building of python 2.6:</text:p>
        </text:list-item>
      </text:list>
      <text:list xml:id="list931093221" text:style-name="L3">
        <text:list-item>
          <text:p text:style-name="P25">array</text:p>
        </text:list-item>
        <text:list-item>
          <text:p text:style-name="P25">cmath</text:p>
        </text:list-item>
        <text:list-item>
          <text:p text:style-name="P25">math</text:p>
        </text:list-item>
        <text:list-item>
          <text:p text:style-name="P25">_struct</text:p>
        </text:list-item>
        <text:list-item>
          <text:p text:style-name="P25">time</text:p>
        </text:list-item>
        <text:list-item>
          <text:p text:style-name="P25">operator</text:p>
        </text:list-item>
        <text:list-item>
          <text:p text:style-name="P25">_random</text:p>
        </text:list-item>
        <text:list-item>
          <text:p text:style-name="P25">_collections</text:p>
        </text:list-item>
        <text:list-item>
          <text:p text:style-name="P25">strop</text:p>
        </text:list-item>
        <text:list-item>
          <text:p text:style-name="P25">_functools</text:p>
        </text:list-item>
        <text:list-item>
          <text:p text:style-name="P26">_bisect</text:p>
        </text:list-item>
        <text:list-item>
          <text:p text:style-name="P26">_pickle</text:p>
        </text:list-item>
        <text:list-item>
          <text:p text:style-name="P27">datetime</text:p>
        </text:list-item>
        <text:list-item>
          <text:p text:style-name="P27">fcntl</text:p>
        </text:list-item>
        <text:list-item>
          <text:p text:style-name="P27">grp</text:p>
        </text:list-item>
        <text:list-item>
          <text:p text:style-name="P27">select</text:p>
        </text:list-item>
        <text:list-item>
          <text:p text:style-name="P27">_socket</text:p>
        </text:list-item>
        <text:list-item>
          <text:p text:style-name="P27">termios</text:p>
        </text:list-item>
        <text:list-item>
          <text:p text:style-name="P27">resource</text:p>
        </text:list-item>
        <text:list-item>
          <text:p text:style-name="P27">_tkinter<text:line-break/>Only required for entv to work. <text:s/>Some lines may need to be modified to point to the tcl and tk header and library files.</text:p>
        </text:list-item>
        <text:list-item>
          <text:p text:style-name="P27">binascii</text:p>
        </text:list-item>
        <text:list-item>
          <text:p text:style-name="P27">parser</text:p>
        </text:list-item>
        <text:list-item>
          <text:p text:style-name="P27">cStringIO</text:p>
        </text:list-item>
        <text:list-item>
          <text:p text:style-name="P27">cPickle</text:p>
        </text:list-item>
      </text:list>
      <text:list xml:id="list196125009" text:continue-list="list2025813255" text:style-name="L2">
        <text:list-item>
          <text:p text:style-name="P10">Copy Setup.dist to Setup.</text:p>
        </text:list-item>
        <text:list-item>
          <text:p text:style-name="P10">Change directory to the top of the Python source tree.</text:p>
        </text:list-item>
        <text:list-item>
          <text:p text:style-name="P11">Run the configure script.<text:line-break/><text:soft-page-break/><text:span text:style-name="T2">$ ./configure --prefix &lt;install path&gt;</text:span></text:p>
          <text:list>
            <text:list-item>
              <text:p text:style-name="P11">For MacOS X include ‑‑enable‑universalsdk to build an executable that works on Intel and PPC based machines. <text:s/>Requires python 2.5 or higher. <text:s/>This basically sets CFLAGS to:<text:line-break/><text:span text:style-name="T1">-arch ppc -arch i386 -isysroot /Developer/SDKs/MacOSX10.4u.sdk</text:span></text:p>
            </text:list-item>
            <text:list-item>
              <text:p text:style-name="P11">For OSF1 and some Linux distributions (Redhat 9.0 is known), make sure to include ‑‑without‑cxx to avoid dependencies on the libstdc++ library.</text:p>
            </text:list-item>
          </text:list>
        </text:list-item>
        <text:list-item>
          <text:p text:style-name="P11">Run “make all install”.</text:p>
        </text:list-item>
      </text:list>
      <text:h text:style-name="Heading_20_2" text:outline-level="2">Installing a private xfsprogs area:</text:h>
      <text:p text:style-name="Text_20_body">Building encp on Linux to understand the XFS quota limit information requires access to the xfsprogs and xfsprogs-devel RPMS. <text:s/>Perform these steps to install a private copy.</text:p>
      <text:list xml:id="list690054486" text:style-name="L4">
        <text:list-item>
          <text:p text:style-name="P12">$ mkdir $ENSTORE_DEVEL_DIR/xfsprogs-devel</text:p>
        </text:list-item>
        <text:list-item>
          <text:p text:style-name="P12">$ cd $ENSTORE_DEVEL_DIR/xfsprogs-devel</text:p>
        </text:list-item>
        <text:list-item>
          <text:p text:style-name="P12">$ rpm2cpio xfsprogs-2.6.13-1.x86_64.rpm cpio | cpio -iv --make-directories</text:p>
        </text:list-item>
        <text:list-item>
          <text:p text:style-name="P12">$ rpm2cpio xfsprogs-devel-2.6.13-1.x86_64.rpm cpio | cpio -iv --make-directories</text:p>
        </text:list-item>
      </text:list>
      <text:h text:style-name="Heading_20_2" text:outline-level="2">Making the <text:alphabetical-index-mark-start text:id="IMark46912909874384"/>Modules<text:alphabetical-index-mark-end text:id="IMark46912909874384"/> Directory</text:h>
      <text:list xml:id="list2001857551" text:style-name="L5">
        <text:list-item>
          <text:p text:style-name="P13">$ cd $ENSTORE_DIR/modules</text:p>
        </text:list-item>
        <text:list-item>
          <text:p text:style-name="P13">$ make clean all</text:p>
        </text:list-item>
      </text:list>
      <text:p text:style-name="Text_20_body">Optionally, the possibilities exist for:</text:p>
      <text:list xml:id="list1242403412" text:style-name="L6">
        <text:list-item>
          <text:p text:style-name="P22"><text:span text:style-name="T2">$ make mouse_move</text:span><text:line-break/>To build a program that moves the mouse cursor to the bottom right hand corner of the screen. <text:s/>This is useful for entv displays that run 24 hours to move the cursor out of the way.</text:p>
        </text:list-item>
        <text:list-item>
          <text:p text:style-name="P22"><text:span text:style-name="T2">$ make autologinenstore</text:span><text:line-break/>To build a program that can be run by gettty to automatically log a user in upon the machine starting up. </text:p>
        </text:list-item>
      </text:list>
      <text:h text:style-name="Heading_20_2" text:outline-level="2">Building a Stand Alone <text:alphabetical-index-mark-start text:id="IMark46912909874384"/>encp<text:alphabetical-index-mark-end text:id="IMark46912909874384"/> executable</text:h>
      <text:p text:style-name="Text_20_body">Sometimes it is useful to make an encp executable that does not need to be put into a full package, especially for early testing. <text:s/>To do this do:</text:p>
      <text:list xml:id="list985109709" text:style-name="L7">
        <text:list-item>
          <text:p text:style-name="P14"><text:soft-page-break/>$ cd $ENSTORE_DIR/src</text:p>
        </text:list-item>
        <text:list-item>
          <text:p text:style-name="P23"><text:span text:style-name="T2">$ make encp_user</text:span><text:line-break/>or</text:p>
        </text:list-item>
        <text:list-item>
          <text:p text:style-name="P14">$ make encp_admin<text:line-break/><text:span text:style-name="T3">or for dCache pool nodes</text:span></text:p>
        </text:list-item>
        <text:list-item>
          <text:p text:style-name="P14">$ make encp_user2</text:p>
        </text:list-item>
      </text:list>
      <text:h text:style-name="Heading_20_2" text:outline-level="2">Making a New encp Release</text:h>
      <text:p text:style-name="Text_20_body">If necessary recompile python, tcl, etc. <text:s/>Then setup the environment. <text:s/>This example assumes that the Fermi AFS area is the build area.</text:p>
      <text:list xml:id="list2044330026" text:style-name="L8">
        <text:list-item>
          <text:p text:style-name="P15">$ source /afs/fnal.gov/files/code/enstore/PRODUCTS/COMMON/setup.[c]sh</text:p>
        </text:list-item>
        <text:list-item>
          <text:p text:style-name="P15">cd $ENSTORE_DIR</text:p>
        </text:list-item>
      </text:list>
      <text:p text:style-name="Text_20_body"/>
      <text:p text:style-name="Text_20_body">On one node do the following:</text:p>
      <text:list xml:id="list615593764" text:style-name="L9">
        <text:list-item>
          <text:p text:style-name="P16">cvs -q update -r production</text:p>
        </text:list-item>
      </text:list>
      <text:p text:style-name="Text_20_body">Watch for conficts.</text:p>
      <text:p text:style-name="Text_20_body"/>
      <text:p text:style-name="Text_20_body">Bump the encp version and put it back into the repository. <text:s/>Watch out if the production tag is not applied to the head of the repository. <text:s/>This step will implicitly do a cvs update first. <text:s/>In this example; v3_0 is the new UPS/UPD version, $INSTALL_DIR was set by sourcing setup.[c]sh and we want to make the new version current in UPS/UPD. <text:s/>Replace “current “ with “test” if desired.</text:p>
      <text:list xml:id="list508342373" text:style-name="L10">
        <text:list-item>
          <text:p text:style-name="P17">encpCut -r v3_0 -i $INSTALL_DIR -c current -s 3</text:p>
        </text:list-item>
      </text:list>
      <text:p text:style-name="Text_20_body"/>
      <text:p text:style-name="Text_20_body">Update all the nodes.</text:p>
      <text:list xml:id="list1246237459" text:style-name="L11">
        <text:list-item>
          <text:p text:style-name="P18">cvs -q update -r production</text:p>
        </text:list-item>
      </text:list>
      <text:p text:style-name="Text_20_body"/>
      <text:p text:style-name="Text_20_body">Build on all the nodes.</text:p>
      <text:list xml:id="list1090060229" text:continue-list="list508342373" text:style-name="L10">
        <text:list-item text:start-value="1">
          <text:p text:style-name="P17">encpCut -r v3_0 -i $INSTALL_DIR -c current -s 4-6,9-10</text:p>
        </text:list-item>
      </text:list>
      <text:p text:style-name="P4">Additionally for dCache pool nodes, we need to build an additional version.</text:p>
      <text:list xml:id="list1148916089" text:continue-list="list1090060229" text:style-name="L10">
        <text:list-item text:start-value="1">
          <text:p text:style-name="P17">encpCut -q dcache -r v3_0 -i $INSTALL_DIR -c current -s 4-6,9-10</text:p>
        </text:list-item>
      </text:list>
      <text:p text:style-name="Text_20_body">Originally, UPS/UPD did not treat 64 bit Linux nodes differently from 32 bit Linux nodes. <text:s/>Because of this historical limit encp builds on 64 bit nodes were flagged with “-q x86_64” or “-q x86_64:dcache” to trick UPD to allowing <text:soft-page-break/>separate versions.</text:p>
      <text:p text:style-name="Text_20_body"/>
      <text:p text:style-name="Text_20_body">Next we need to check if the binaries are all right.</text:p>
      <text:list xml:id="list588048894" text:style-name="L12">
        <text:list-item>
          <text:p text:style-name="P19">$ cd $INSTALL_DIR/encp/v3_0</text:p>
        </text:list-item>
        <text:list-item>
          <text:p text:style-name="P19">$ ./encp; ./enstore; ./ddencp; ./ensync; ./ecrc; ./enroute2; ./enmv</text:p>
        </text:list-item>
      </text:list>
      <text:h text:style-name="Heading_20_3" text:outline-level="3">UPS/UPD</text:h>
      <text:p text:style-name="P7">Installing into KITS (Fermi specific):</text:p>
      <text:p text:style-name="Text_20_body">If everything thing is okay with the common steps so far, the new version can go into KITS.</text:p>
      <text:list xml:id="list788525050" text:style-name="L13">
        <text:list-item>
          <text:p text:style-name="P20">$ encpCut -r v3_0 -i $INSTALL_DIR -c current -s 14<text:line-break/><text:span text:style-name="T3">or</text:span></text:p>
        </text:list-item>
        <text:list-item>
          <text:p text:style-name="P20">$ encpCut -q dcache -r v3_0 -i $INSTALL_DIR -c current -s 14</text:p>
        </text:list-item>
      </text:list>
      <text:p text:style-name="Text_20_body"/>
      <text:p text:style-name="P7">Uninstalling into KITS (Fermi specific):</text:p>
      <text:p text:style-name="Text_20_body">In case of a problem for each effected flavor/version we can remove them from the KITS UPS/UPD repository. <text:s/>In the following example “Linux+2.6” is the example flavor and v3_0 is the example version.</text:p>
      <text:list xml:id="list2099686553" text:style-name="L14">
        <text:list-item>
          <text:p text:style-name="P21">$ upd delproduct -f Linux+2.6 encp v3_0</text:p>
        </text:list-item>
      </text:list>
      <text:p text:style-name="Text_20_body"/>
      <text:p text:style-name="P7">Installing into the Fermi AFS product area:</text:p>
      <text:p text:style-name="Text_20_body">Log onto an FNAL machine (not a build cluster node). <text:s/>Do the install.</text:p>
      <text:p text:style-name="P6">$ upd install -z /afs/.fnal.gov/ups/db -G "-q stken -c" encp v3_0 -f Linux+2.6</text:p>
      <text:p text:style-name="Text_20_body">Declare each version as current. <text:s/>Note: the last version installed will not have the "current" flag marked due to AFS product area readonly issues.</text:p>
      <text:p text:style-name="P6">$ ups declare -z /afs/.fnal.gov/ups/db -c encp v3_0 -f Linux+2.6</text:p>
      <text:p text:style-name="Text_20_body">For additional systems...</text:p>
      <text:p text:style-name="P6">$ ups declare -z /afs/.fnal.gov/ups/db -c encp v3_0 -f Linux+2.4 -q cdfen -r $ENCP_DIR -m v3_0.table</text:p>
      <text:p text:style-name="Text_20_body">where $ENCP dir is like: /afs/fnal.gov/ups/encp/v3_5a/SunOS+5.8/</text:p>
      <text:p text:style-name="Text_20_body"/>
      <text:p text:style-name="Text_20_body">To get the last version marked as 'current' run the following command to force the read-only area to be updated with the read-write copy. <text:s/>You may need to “setup k5arc” to get access to upd_volrelease. <text:s/>(Note the first dot in <text:soft-page-break/>/afs/.fnal.gov)</text:p>
      <text:p text:style-name="P6">$ /usr/local/bin/upd_volrelease /afs/.fnal.gov/ups/encp/v3_0/OSF1+V4</text:p>
      <text:p text:style-name="P6">$ /usr/local/bin/upd_volrelease /afs/.fnal.gov/ups/db</text:p>
      <text:p text:style-name="Text_20_body"/>
      <text:p text:style-name="P7">Uninstalling from the Fermi AFS product area:</text:p>
      <text:p text:style-name="Text_20_body">First, list them in a single line format:</text:p>
      <text:p text:style-name="P6">$ ups list encp -a -K + | sort</text:p>
      <text:p text:style-name="Text_20_body">Second, undeclare them as current (Note the first dot in /afs/.fnal.gov).</text:p>
      <text:p text:style-name="P6">ups undeclare -c encp -f Linux+2.6-2.3.4 -z /afs/.fnal.gov/ups/db</text:p>
      <text:p text:style-name="P6">ups undeclare -c encp -f Linux+2.6-2.3.4 -z /afs/.fnal.gov/ups/db -q stken</text:p>
      <text:p text:style-name="Text_20_body">Third, propagate the change to the read only area.</text:p>
      <text:p text:style-name="P6">$ /usr/local/bin/upd_volrelease /afs/.fnal.gov/ups/db</text:p>
      <text:p text:style-name="Text_20_body">Fourth, totally remove the product from the product area. <text:s/>On the second, of the two lines below you can add a -Y to the automatic answer of yes if you want to remove the directory (-y if you want a prompt).</text:p>
      <text:p text:style-name="P6">$ ups undeclare encp v3_1 -z /afs/.fnal.gov/ups/db -q "stken" -f OSF1+V4</text:p>
      <text:p text:style-name="P6">$ ups undeclare encp v3_1 -z /afs/.fnal.gov/ups/db -f OSF1+V4</text:p>
      <text:p text:style-name="Text_20_body">Lastly, propagate the changes to the read only area.</text:p>
      <text:p text:style-name="P6">/usr/local/bin/upd_volrelease /afs/.fnal.gov/ups/db</text:p>
      <text:p text:style-name="P6">/afs/.fnal.gov/ups/encp/v3_1</text:p>
      <text:h text:style-name="Heading_20_3" text:outline-level="3">RPM (Linux)</text:h>
      <text:p text:style-name="P7">Making RPMs (Fermi specific):</text:p>
      <text:p text:style-name="Text_20_body">The resulting encp rpm is suitable for installing on any compatible Linux computer, but the build node does require UPS/UPD. <text:s/></text:p>
      <text:list xml:id="list453228592" text:continue-list="list788525050" text:style-name="L13">
        <text:list-item>
          <text:p text:style-name="P20">$ encpCut -r v3_0 -i $INSTALL_DIR -c current -s 16<text:line-break/>or</text:p>
        </text:list-item>
        <text:list-item>
          <text:p text:style-name="P20">$ encpCut -q dcache -r v3_0 -i $INSTALL_DIR -c current -s 16</text:p>
        </text:list-item>
      </text:list>
      <text:p text:style-name="P6"/>
      <text:p text:style-name="P7">Making configuration RPMs (Fermi specific):</text:p>
      <text:p text:style-name="P8">The resulting encp rpm is suitable for installing on any compatible Linux <text:soft-page-break/>computer, but the build node does require UPS/UPD. <text:s/></text:p>
      <text:list xml:id="list202550668" text:continue-numbering="true" text:style-name="L13">
        <text:list-item>
          <text:p text:style-name="P20">$ encpCut -r v3_0 -i $INSTALL_DIR -c current -s 15</text:p>
          <text:p text:style-name="P20">or</text:p>
        </text:list-item>
        <text:list-item>
          <text:p text:style-name="P20">$ encpCut -q dcache -r v3_0 -i $INSTALL_DIR -c current -s 15</text:p>
        </text:list-item>
      </text:list>
      <text:p text:style-name="Text_20_body"/>
      <text:p text:style-name="Text_20_body">The RPMs are placed in the $ENSTORE_DIR/rpmbuild directory.</text:p>
      <text:h text:style-name="Heading_20_3" text:outline-level="3">PKG (Solaris)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Courier 10 Pitch" svg:font-family="'Courier 10 Pitch'" style:font-pitch="fixed"/>
    <style:font-face style:name="Courier" svg:font-family="Courier" style:font-adornments="Bold" style:font-family-generic="modern" style:font-pitch="fixed"/>
    <style:font-face style:name="Courier1" svg:font-family="Courier" style:font-adornments="Regular" style:font-family-generic="moder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1in" fo:margin-right="0in" fo:margin-top="0in" fo:margin-bottom="0in" fo:text-indent="0in" style:auto-text-indent="false" style:page-number="auto" style:shadow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in" fo:border-left="none" fo:border-right="none" fo:border-top="none" fo:border-bottom="0.0138in solid #000000" style:shadow="none">
        <style:tab-stops/>
      </style:paragraph-properties>
      <style:text-properties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mmand" style:family="paragraph" style:parent-style-name="Text" style:auto-update="true" style:class="text">
      <style:text-properties style:font-name="Courier" fo:font-size="10pt" fo:font-style="normal" fo:font-weight="bold" style:font-weight-asian="normal" style:font-weight-complex="normal"/>
    </style:style>
    <style:style style:name="Output" style:family="paragraph" style:parent-style-name="Text" style:auto-update="true" style:class="text">
      <style:paragraph-properties fo:margin-top="0in" fo:margin-bottom="0in"/>
      <style:text-properties style:font-name="Courier1" fo:font-size="8pt" fo:font-style="normal" fo:font-weight="normal" style:font-weight-asian="normal" style:font-weight-complex="normal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text:style-name="Numbering_20_Symbols" style:num-prefix="Chapter " style:num-suffix=": " style:num-format="1">
        <style:list-level-properties text:min-label-distance="0.15in"/>
      </text:outline-level-style>
      <text:outline-level-style text:level="2" text:style-name="Numbering_20_Symbols" style:num-format="1" text:display-levels="2">
        <style:list-level-properties text:min-label-distance="0.15in"/>
      </text:outline-level-style>
      <text:outline-level-style text:level="3" text:style-name="Numbering_20_Symbols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left_5f_page_5f_footer" style:display-name="left_page_footer" style:family="table">
      <style:table-properties style:width="6.252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3757in" style:rel-column-width="3936*"/>
    </style:style>
    <style:style style:name="left_5f_page_5f_footer.B" style:display-name="left_page_footer.B" style:family="table-column">
      <style:table-column-properties style:column-width="5.8764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right_5f_page_5f_footer" style:display-name="right_page_footer" style:family="table">
      <style:table-properties style:width="6.2396in" fo:margin-left="0in" fo:margin-right="0.0104in" table:align="margins"/>
    </style:style>
    <style:style style:name="right_5f_page_5f_footer.A" style:display-name="right_page_footer.A" style:family="table-column">
      <style:table-column-properties style:column-width="5.8132in" style:rel-column-width="61056*"/>
    </style:style>
    <style:style style:name="right_5f_page_5f_footer.B" style:display-name="right_page_footer.B" style:family="table-column">
      <style:table-column-properties style:column-width="0.4264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MP1" style:family="paragraph" style:parent-style-name="Table_20_Contents">
      <style:paragraph-properties fo:text-align="start" style:justify-single-word="false" fo:padding="0in" fo:border="none" style:shadow="none"/>
    </style:style>
    <style:style style:name="MP2" style:family="paragraph" style:parent-style-name="Table_20_Contents">
      <style:paragraph-properties fo:text-align="center" style:justify-single-word="false" fo:padding="0in" fo:border="none" style:shadow="non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 style:page-usage="mirrored">
      <style:page-layout-properties fo:page-width="8.5in" fo:page-height="11in" style:num-format="1" style:print-orientation="portrait" fo:margin-top="0.7874in" fo:margin-bottom="0.7874in" fo:margin-left="1.25in" fo:margin-right="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3" style:page-usage="mirrored">
      <style:page-layout-properties fo:page-width="8.5in" fo:page-height="11in" style:num-format="1" style:print-orientation="portrait" fo:margin-top="0.7874in" fo:margin-bottom="0.7874in" fo:margin-left="1.25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Left_20_Page" style:display-name="Left Page" style:page-layout-name="Mpm2" style:next-style-name="Right_20_Page">
      <style:footer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MP1"><text:page-number text:select-page="current">5</text:page-number></text:p>
            </table:table-cell>
            <table:table-cell table:style-name="left_5f_page_5f_footer.A1" office:value-type="string">
              <text:p text:style-name="MP2"><text:chapter text:display="name" text:outline-level="1">Building Enstore</text:chapter></text:p>
            </table:table-cell>
          </table:table-row>
        </table:table>
        <text:p text:style-name="MP3"/>
      </style:footer>
    </style:master-page>
    <style:master-page style:name="Right_20_Page" style:display-name="Right Page" style:page-layout-name="Mpm3" style:next-style-name="Left_20_Page">
      <style:footer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MP2"><text:chapter text:display="name" text:outline-level="1">Building Enstore</text:chapter></text:p>
            </table:table-cell>
            <table:table-cell table:style-name="right_5f_page_5f_footer.A1" office:value-type="string">
              <text:p text:style-name="Table_20_Contents"><text:page-number text:select-page="current">5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08-01-25T09:46:34</meta:creation-date>
    <dc:date>2011-04-07T16:06:04</dc:date>
    <meta:editing-cycles>61</meta:editing-cycles>
    <meta:editing-duration>PT04H29M04S</meta:editing-duration>
    <meta:document-statistic meta:table-count="2" meta:image-count="0" meta:object-count="0" meta:page-count="7" meta:paragraph-count="138" meta:word-count="1309" meta:character-count="8231"/>
    <meta:user-defined meta:name="Info 1"/>
    <meta:user-defined meta:name="Info 2"/>
    <meta:user-defined meta:name="Info 3"/>
    <meta:user-defined meta:name="Info 4"/>
  </office:meta>
</office:document-meta>
</file>